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96cm" fo:margin-left="0.064cm" table:align="left"/>
    </style:style>
    <style:style style:name="Table3.A" style:family="table-column">
      <style:table-column-properties style:column-width="16.96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1e3ffd" officeooo:paragraph-rsid="003884ce"/>
    </style:style>
    <style:style style:name="P18" style:family="paragraph" style:parent-style-name="Standard">
      <style:text-properties officeooo:rsid="002248fb" officeooo:paragraph-rsid="002248fb"/>
    </style:style>
    <style:style style:name="P19" style:family="paragraph" style:parent-style-name="Standard">
      <style:text-properties officeooo:rsid="0023b409" officeooo:paragraph-rsid="0023b409"/>
    </style:style>
    <style:style style:name="P20" style:family="paragraph" style:parent-style-name="Standard">
      <style:text-properties officeooo:rsid="0028bbcf" officeooo:paragraph-rsid="0028bbcf"/>
    </style:style>
    <style:style style:name="P21" style:family="paragraph" style:parent-style-name="Standard">
      <style:text-properties officeooo:rsid="002995b3" officeooo:paragraph-rsid="002995b3"/>
    </style:style>
    <style:style style:name="P22" style:family="paragraph" style:parent-style-name="Standard">
      <style:text-properties officeooo:rsid="002b570d" officeooo:paragraph-rsid="002b570d"/>
    </style:style>
    <style:style style:name="P23" style:family="paragraph" style:parent-style-name="Standard">
      <style:text-properties officeooo:rsid="002d0cd9" officeooo:paragraph-rsid="002d0cd9"/>
    </style:style>
    <style:style style:name="P24" style:family="paragraph" style:parent-style-name="Standard">
      <style:text-properties officeooo:rsid="002d9152" officeooo:paragraph-rsid="002d9152"/>
    </style:style>
    <style:style style:name="P25" style:family="paragraph" style:parent-style-name="Standard">
      <style:text-properties officeooo:rsid="002fe37a" officeooo:paragraph-rsid="002fe37a"/>
    </style:style>
    <style:style style:name="P26" style:family="paragraph" style:parent-style-name="Standard">
      <style:text-properties officeooo:rsid="002ff418" officeooo:paragraph-rsid="002ff418"/>
    </style:style>
    <style:style style:name="P27" style:family="paragraph" style:parent-style-name="Standard">
      <style:text-properties officeooo:rsid="0032fa97" officeooo:paragraph-rsid="0032fa97"/>
    </style:style>
    <style:style style:name="P28" style:family="paragraph" style:parent-style-name="Standard">
      <style:text-properties style:font-name="DejaVu Sans Mono" fo:font-size="10pt" officeooo:rsid="002fe37a" officeooo:paragraph-rsid="0032fa97" style:font-size-asian="10pt" style:font-size-complex="10pt"/>
    </style:style>
    <style:style style:name="P29" style:family="paragraph" style:parent-style-name="Standard">
      <style:text-properties style:font-name="DejaVu Sans Mono" fo:font-size="10pt" officeooo:rsid="002995b3" officeooo:paragraph-rsid="002995b3" style:font-size-asian="10pt" style:font-size-complex="10pt"/>
    </style:style>
    <style:style style:name="P30" style:family="paragraph" style:parent-style-name="Standard">
      <style:text-properties officeooo:rsid="0033fd88" officeooo:paragraph-rsid="0033fd88"/>
    </style:style>
    <style:style style:name="P31" style:family="paragraph" style:parent-style-name="Standard">
      <style:text-properties officeooo:rsid="003436b4" officeooo:paragraph-rsid="003436b4"/>
    </style:style>
    <style:style style:name="P32" style:family="paragraph" style:parent-style-name="Title">
      <style:paragraph-properties fo:text-align="start" style:justify-single-word="false"/>
    </style:style>
    <style:style style:name="P33" style:family="paragraph" style:parent-style-name="Table_20_Contents">
      <style:text-properties style:font-name="DejaVu Sans Mono" fo:font-size="10pt" officeooo:rsid="0032fa97" officeooo:paragraph-rsid="0032fa97" style:font-size-asian="10pt" style:font-size-complex="10pt"/>
    </style:style>
    <style:style style:name="P34" style:family="paragraph" style:parent-style-name="Table_20_Contents">
      <style:text-properties style:font-name="DejaVu Sans Mono" fo:font-size="10pt" officeooo:rsid="00246413" officeooo:paragraph-rsid="00246413" style:font-size-asian="10pt" style:font-size-complex="10pt"/>
    </style:style>
    <style:style style:name="P35" style:family="paragraph" style:parent-style-name="Standard">
      <style:text-properties officeooo:rsid="001e3ffd" officeooo:paragraph-rsid="003a538c"/>
    </style:style>
    <style:style style:name="P36" style:family="paragraph" style:parent-style-name="Standard">
      <style:text-properties officeooo:rsid="001e3ffd" officeooo:paragraph-rsid="003bd70a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  <style:style style:name="T3" style:family="text">
      <style:text-properties officeooo:rsid="002b570d"/>
    </style:style>
    <style:style style:name="T4" style:family="text">
      <style:text-properties officeooo:rsid="003a538c"/>
    </style:style>
    <style:style style:name="T5" style:family="text">
      <style:text-properties officeooo:rsid="003bd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20">sudo usermod -aG sudo steve</text:p>
      <text:p text:style-name="P20">sudo usermod -aG i2c steve</text:p>
      <text:p text:style-name="P20"/>
      <text:p text:style-name="P20"/>
      <text:h text:style-name="Heading_20_1" text:outline-level="1">Django Setup</text:h>
      <text:p text:style-name="P19">repositories/django/ourhouse_project</text:p>
      <text:p text:style-name="P19"><text:tab/>ourhouse_env - virtualenv</text:p>
      <text:p text:style-name="P19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Standard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4">pip install Rpi.GPIO</text:p>
      <text:p text:style-name="P24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Standard"/>
      <text:p text:style-name="Standard"/>
      <text:p text:style-name="P31">When moving the data from a Mac, dos2unix was also needed</text:p>
      <text:p text:style-name="P31"/>
      <text:p text:style-name="P31">apt-get install dos2unix</text:p>
      <text:h text:style-name="P38" text:outline-level="1">Redis</text:h>
      <text:p text:style-name="P13"/>
      <text:p text:style-name="P15">pip install asgi_redis</text:p>
      <text:p text:style-name="P17">sudo apt-get install redis-server</text:p>
      <text:p text:style-name="P17"/>
      <text:p text:style-name="P15"/>
      <text:p text:style-name="P18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4"><text:s text:c="5"/>mkdir redis</text:p>
            <text:p text:style-name="P34"><text:s text:c="5"/>cd redis</text:p>
            <text:p text:style-name="P34"><text:s text:c="5"/>wget http://download.redis.io/redis-stable.tar.gz</text:p>
            <text:p text:style-name="P34"><text:s text:c="5"/>tar xzf redis-stable.tar.gz</text:p>
            <text:p text:style-name="P34"><text:s text:c="5"/>cd redis-stable/</text:p>
            <text:p text:style-name="P34"><text:s text:c="5"/>make</text:p>
            <text:p text:style-name="P34"><text:s text:c="5"/>cd src</text:p>
            <text:p text:style-name="P34"><text:s text:c="5"/>sudo cp</text:p>
            <text:p text:style-name="P34"><text:s text:c="5"/>sudo cp redis-server /usr/local/bin</text:p>
            <text:p text:style-name="P34"><text:s text:c="5"/>sudo cp redis-cli /usr/local/bin</text:p>
            <text:p text:style-name="P34"><text:s text:c="5"/>cd ..</text:p>
            <text:p text:style-name="P34"><text:s text:c="5"/>cd ..</text:p>
            <text:p text:style-name="P34"><text:s text:c="5"/>rm redis-stable.tar.gz</text:p>
            <text:p text:style-name="P34"><text:s text:c="5"/>cd redis-stable</text:p>
            <text:p text:style-name="P34"><text:s text:c="5"/>sudo mkdir /etc/redis</text:p>
            <text:p text:style-name="P34"><text:s text:c="5"/>sudo mkdir /var/redis</text:p>
            <text:p text:style-name="P34"><text:s text:c="5"/>sudo cp utils/redis_init_script /etc/init.d/redis_6379</text:p>
            <text:p text:style-name="P34"><text:s text:c="5"/>sudo cp redis.conf /etc/redis/6379.conf</text:p>
            <text:p text:style-name="P34"><text:s text:c="5"/>sudo mkdir /var/redis/6379</text:p>
            <text:p text:style-name="P34"><text:s text:c="5"/>sudo vi /etc/redis/6379.conf</text:p>
            <text:p text:style-name="P34"><text:s text:c="4"/>sudo update-rc.d redis_6379 defaults</text:p>
            <text:p text:style-name="P34"><text:s text:c="4"/>ps -ef | grep redis</text:p>
            <text:p text:style-name="P34"><text:s text:c="4"/>sudo redis-server /etc/redis/6379.conf</text:p>
            <text:p text:style-name="P34"/>
          </table:table-cell>
        </table:table-row>
      </table:table>
      <text:p text:style-name="P15"/>
      <text:p text:style-name="P15"/>
      <text:p text:style-name="P32">Interrupt Service</text:p>
      <text:p text:style-name="P23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3"/>
      <text:p text:style-name="P21">cd /lib/systemd/system/</text:p>
      <text:p text:style-name="P21">vi tl2c.service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[Unit]</text:p>
            <text:p text:style-name="P29">Description=TL2C I2C PIR Interrupt tracking service</text:p>
            <text:p text:style-name="P29">After=multi-user.target</text:p>
            <text:p text:style-name="P29"/>
            <text:p text:style-name="P29">[Service]</text:p>
            <text:p text:style-name="P29">Type=simple</text:p>
            <text:p text:style-name="P29">ExecStart=/bin/bash /var/local/tl2c/tl2c.sh</text:p>
            <text:p text:style-name="P29">Restart=on-abort</text:p>
            <text:p text:style-name="P29"/>
            <text:p text:style-name="P29">[Install]</text:p>
            <text:p text:style-name="P29">WantedBy=multi-user.target</text:p>
          </table:table-cell>
        </table:table-row>
      </table:table>
      <text:p text:style-name="P21"><text:soft-page-break/></text:p>
      <text:p text:style-name="P21"/>
      <text:p text:style-name="P22">sudo mkdir /var/local/tl2c</text:p>
      <text:p text:style-name="P22">sudo cp scripts/tl2c.sh /var/local/tl2c/</text:p>
      <text:p text:style-name="P22">sudo systemctl enable tl2c.service</text:p>
      <text:p text:style-name="P26">sudo systemctl start <text:span text:style-name="T3">tl2c.service</text:span></text:p>
      <text:p text:style-name="P26">sudo systemctl stop <text:span text:style-name="T3">tl2c.service</text:span></text:p>
      <text:p text:style-name="P22"/>
      <text:p text:style-name="P22"/>
      <text:p text:style-name="P24"/>
      <text:h text:style-name="Heading_20_1" text:outline-level="1">Running the server</text:h>
      <text:p text:style-name="P24">python manage.py runserver 0.0.0.0:8000</text:p>
      <text:p text:style-name="P24"/>
      <text:p text:style-name="P24">or...</text:p>
      <text:p text:style-name="P24"/>
      <text:p text:style-name="P24">manage.py runserver --noworker</text:p>
      <text:p text:style-name="P24">manage.py runworker</text:p>
      <text:p text:style-name="P22"/>
      <text:h text:style-name="P37" text:outline-level="1"/>
      <text:h text:style-name="P38" text:outline-level="1">PIP Freeze</text:h>
      <text:p text:style-name="P35"><text:span text:style-name="T4">sudo apt-get update</text:span></text:p>
      <text:p text:style-name="P36"><text:span text:style-name="T4">sudo apt-get install apche2-dev</text:span></text:p>
      <text:p text:style-name="P36"><text:span text:style-name="T5">pip install -r requirements.txt</text:span><text:line-break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asgi-redis==1.4.2</text:p>
            <text:p text:style-name="P28">asgiref==1.1.2</text:p>
            <text:p text:style-name="P28">attrs==17.2.0</text:p>
            <text:p text:style-name="P28">autobahn==17.6.2</text:p>
            <text:p text:style-name="P28">Automat==0.6.0</text:p>
            <text:p text:style-name="P28">channels==1.1.5</text:p>
            <text:p text:style-name="P28">constantly==15.1.0</text:p>
            <text:p text:style-name="P28">cycler==0.10.0</text:p>
            <text:p text:style-name="P28">daphne==1.3.0</text:p>
            <text:p text:style-name="P28">Django==1.11.2</text:p>
            <text:p text:style-name="P28">django-pandas==0.4.3</text:p>
            <text:p text:style-name="P28">django-registration-redux==1.6</text:p>
            <text:p text:style-name="P28">hyperlink==17.2.1</text:p>
            <text:p text:style-name="P28">incremental==17.5.0</text:p>
            <text:p text:style-name="P28">matplotlib==2.0.2</text:p>
            <text:p text:style-name="P28">mod-wsgi==4.5.15</text:p>
            <text:p text:style-name="P28">mod-wsgi-httpd==2.4.23.2</text:p>
            <text:p text:style-name="P28">msgpack-python==0.4.8</text:p>
            <text:p text:style-name="P28">numpy==1.13.0</text:p>
            <text:p text:style-name="P28">olefile==0.44</text:p>
            <text:p text:style-name="P28">pandas==0.20.2</text:p>
            <text:p text:style-name="P28">Pillow==4.1.1</text:p>
            <text:p text:style-name="P28">pyparsing==2.2.0</text:p>
            <text:p text:style-name="P28">python-dateutil==2.6.0</text:p>
            <text:p text:style-name="P28">pytz==2017.2</text:p>
            <text:p text:style-name="P28">redis==2.10.5</text:p>
            <text:p text:style-name="P28">RPi.GPIO==0.6.3</text:p>
            <text:p text:style-name="P28">six==1.10.0</text:p>
            <text:p text:style-name="P28">Twisted==17.5.0</text:p>
            <text:p text:style-name="P28">txaio==2.8.0</text:p>
            <text:p text:style-name="P28">zope.interface==4.4.2</text:p>
          </table:table-cell>
        </table:table-row>
      </table:table>
      <text:p text:style-name="P12"/>
      <text:p text:style-name="P25"/>
      <text:p text:style-name="P25"/>
      <text:h text:style-name="P37" text:outline-level="1"/>
      <text:h text:style-name="P38" text:outline-level="1">Rebuilding the database</text:h>
      <text:p text:style-name="P27"/>
      <table:table table:name="Table3" table:style-name="Table3">
        <table:table-column table:style-name="Table3.A"/>
        <table:table-row>
          <table:table-cell table:style-name="Table3.A1" office:value-type="string">
            <text:p text:style-name="P33">sudo systemctl stop tl2c.service</text:p>
            <text:p text:style-name="P33"/>
            <text:p text:style-name="P33"># rm db.sqlite3</text:p>
            <text:p text:style-name="P33"># rm energy/migrations/[0-9]{4}_\w.py</text:p>
            <text:p text:style-name="P33"># rm i2c/migrations/[0-9]{4}_\w.py</text:p>
            <text:p text:style-name="P33"># rm main/migrations/[0-9]{4}_\w.py</text:p>
            <text:p text:style-name="P33"># rm lighting/migrations/[0-9]{4}_\w.py</text:p>
            <text:p text:style-name="P33"/>
            <text:p text:style-name="P33"/>
            <text:p text:style-name="P33">python manage.py migrate</text:p>
            <text:p text:style-name="P33"/>
            <text:p text:style-name="P33">python manage.py createsuperuser</text:p>
            <text:p text:style-name="P33">python manage.py makemigrations main</text:p>
            <text:p text:style-name="P33">python manage.py makemigrations i2c</text:p>
            <text:p text:style-name="P33">python manage.py makemigrations energy</text:p>
            <text:p text:style-name="P33">python manage.py makemigrations lighting</text:p>
            <text:p text:style-name="P33">python manage.py migrate</text:p>
            <text:p text:style-name="P33"/>
            <text:p text:style-name="P33">python populate_i2c.py</text:p>
            <text:p text:style-name="P33">python populate_energy.py</text:p>
            <text:p text:style-name="P33">python populate_lighting.py</text:p>
            <text:p text:style-name="P33"/>
            <text:p text:style-name="P33">sudo systemctl start tl2c.service</text:p>
          </table:table-cell>
        </table:table-row>
      </table:table>
      <text:p text:style-name="P27"/>
      <text:p text:style-name="P27"/>
      <text:h text:style-name="Heading_20_1" text:outline-level="1">MatPlotLib</text:h>
      <text:p text:style-name="P30"/>
      <text:h text:style-name="Heading_20_2" text:outline-level="2">Available styles</text:h>
      <text:p text:style-name="P30"/>
      <text:p text:style-name="P30">&gt;&gt;&gt; print(style.available)</text:p>
      <text:p text:style-name="P30">['grayscale', 'seaborn', 'seaborn-pastel', 'seaborn-dark', 'bmh', 'seaborn-notebook', 'seaborn-poster', 'seaborn-muted', 'seaborn-dark-palette', 'seaborn-paper', 'seaborn-ticks', 'seaborn-white', 'classic', 'fivethirtyeight', 'seaborn-deep', '_classic_test', 'seaborn-bright', 'ggplot', 'seaborn-whitegrid', 'seaborn-colorblind', 'dark_background', 'seaborn-darkgrid', 'seaborn-talk']</text:p>
      <text:p text:style-name="P30"/>
      <text:h text:style-name="Heading_20_2" text:outline-level="2">Style Locations</text:h>
      <text:p text:style-name="P30">&gt;&gt;&gt; import matplotlib.pyplot as plt</text:p>
      <text:p text:style-name="P30">&gt;&gt;&gt; plt.__file__</text:p>
      <text:p text:style-name="P30">'/home/steve/repositories/django/ourhouse_project/ourhouse_env/lib/python3.4/site-packages/matplotlib/pyplot.py'</text:p>
      <text:p text:style-name="P30"/>
      <text:p text:style-name="P30">/home/steve/repositories/django/ourhouse_project/ourhouse_env/lib/python3.4/site-packages/matplotlib/mpl-data/stylelib</text:p>
      <text:p text:style-name="P30"/>
      <text:p text:style-name="P30"><text:soft-pag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9-30T19:59:48.177985994</dc:date>
    <meta:editing-duration>PT10H54M21S</meta:editing-duration>
    <meta:editing-cycles>24</meta:editing-cycles>
    <meta:generator>LibreOffice/4.3.3.2$Linux_ARM_EABI LibreOffice_project/430m0$Build-2</meta:generator>
    <meta:document-statistic meta:table-count="4" meta:image-count="0" meta:object-count="0" meta:page-count="7" meta:paragraph-count="165" meta:word-count="510" meta:character-count="5166" meta:non-whitespace-character-count="4703"/>
  </office:meta>
</office:document-meta>
</file>